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5-03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4-03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3-03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2-03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1-03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8576" calcext:value-type="float">
            <text:p>57.9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6104" calcext:value-type="float">
            <text:p>59.5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2608" calcext:value-type="float">
            <text:p>57.4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1216" calcext:value-type="float">
            <text:p>56.2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8128" calcext:value-type="float">
            <text:p>59.6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2312" calcext:value-type="float">
            <text:p>58.1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5848" calcext:value-type="float">
            <text:p>60.5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1648" calcext:value-type="float">
            <text:p>53.5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4856" calcext:value-type="float">
            <text:p>54.8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5296" calcext:value-type="float">
            <text:p>46.9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568" calcext:value-type="float">
            <text:p>48.3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57541125513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